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4818a" officeooo:paragraph-rsid="0014818a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officeooo:rsid="0014818a" officeooo:paragraph-rsid="0014818a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officeooo:rsid="001d584f" officeooo:paragraph-rsid="001d584f" style:font-name-asian="Liberation Serif" style:font-size-asian="14pt" style:font-name-complex="Liberation Serif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erif" fo:font-size="14pt" officeooo:rsid="001d584f" officeooo:paragraph-rsid="001d584f" style:font-name-asian="Liberation Serif" style:font-size-asian="14pt" style:font-name-complex="Liberation Serif" style:font-size-complex="14pt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20454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59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5">Objectif </text:span>: </text:p>
      <text:p text:style-name="P4"/>
      <text:h text:style-name="Heading_20_1" text:outline-level="1">Cours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day number:calendar="jewish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20454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Le théorème de Pythagore</text:span><text:tab/><text:span text:style-name="MT3">Séance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5T17:59:01.440438310</dc:date>
    <meta:editing-duration>PT1H19M3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2" meta:character-count="66" meta:non-whitespace-character-count="55"/>
  </office:meta>
</office:document-meta>
</file>